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4833" officeooo:paragraph-rsid="00014833"/>
    </style:style>
    <style:style style:name="P2" style:family="paragraph" style:parent-style-name="Standard" style:list-style-name="L1">
      <style:text-properties officeooo:rsid="00014833" officeooo:paragraph-rsid="00014833"/>
    </style:style>
    <style:style style:name="P3" style:family="paragraph" style:parent-style-name="Standard" style:list-style-name="L1">
      <style:text-properties officeooo:paragraph-rsid="00014833"/>
    </style:style>
    <style:style style:name="P4" style:family="paragraph" style:parent-style-name="Standard" style:list-style-name="L3">
      <style:text-properties officeooo:paragraph-rsid="00014833"/>
    </style:style>
    <style:style style:name="P5" style:family="paragraph" style:parent-style-name="Standard" style:list-style-name="L4">
      <style:text-properties officeooo:paragraph-rsid="00014833"/>
    </style:style>
    <style:style style:name="T1" style:family="text">
      <style:text-properties officeooo:rsid="00014833"/>
    </style:style>
    <style:style style:name="T2" style:family="text">
      <style:text-properties officeooo:rsid="0001ed9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need to start over. </text:p>
      <text:p text:style-name="P1"/>
      <text:p text:style-name="P1">Watched excellent videos on simple linear regression: <text:a xlink:type="simple" xlink:href="https://www.youtube.com/watch?v=ZkjP5RJLQF4&amp;list=PLIeGtxpvyG-LoKUpV0fSY8BGKIMIdmfCi&amp;index=1" text:style-name="Internet_20_link" text:visited-style-name="Visited_20_Internet_20_Link">https://www.youtube.com/watch?v=ZkjP5RJLQF4&amp;list=PLIeGtxpvyG-LoKUpV0fSY8BGKIMIdmfCi&amp;index=1</text:a></text:p>
      <text:p text:style-name="P1"/>
      <text:p text:style-name="P1"/>
      <text:list xml:id="list2886561805" text:style-name="L1">
        <text:list-item>
          <text:p text:style-name="P2">I need to convert pygame to proper graph coordinates. </text:p>
        </text:list-item>
      </text:list>
      <text:list xml:id="list4078284445" text:style-name="L3">
        <text:list-item>
          <text:list>
            <text:list-item>
              <text:p text:style-name="P4"><text:span text:style-name="T1">Really the y axis needs to run in the other direction</text:span></text:p>
            </text:list-item>
          </text:list>
        </text:list-item>
      </text:list>
      <text:list xml:id="list64659902274134" text:continue-list="list2886561805" text:style-name="L1">
        <text:list-item>
          <text:p text:style-name="P2">I can also scale the axes based on the ingested data</text:p>
        </text:list-item>
      </text:list>
      <text:list xml:id="list324289807" text:style-name="L4">
        <text:list-item>
          <text:list>
            <text:list-item>
              <text:p text:style-name="P5"><text:span text:style-name="T1">I can provide the scale on the axis. So, if x is 1-4 and y is 200-1000, that scale (plus a bit extra) should fit the self.win and size of the graph</text:span></text:p>
            </text:list-item>
          </text:list>
        </text:list-item>
      </text:list>
      <text:list xml:id="list64660182559051" text:continue-list="list64659902274134" text:style-name="L1">
        <text:list-item>
          <text:p text:style-name="P3"><text:span text:style-name="T1">I will start over in Jupyter and numpy with a very very simple data set – line, 6 observations, the</text:span><text:span text:style-name="T2">n</text:span><text:span text:style-name="T1"> build back up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4-09T06:46:59.339000000</dc:date>
    <meta:editing-duration>PT3M22S</meta:editing-duration>
    <meta:editing-cycles>3</meta:editing-cycles>
    <meta:document-statistic meta:table-count="0" meta:image-count="0" meta:object-count="0" meta:page-count="1" meta:paragraph-count="7" meta:word-count="103" meta:character-count="596" meta:non-whitespace-character-count="502"/>
  </office:meta>
</office:document-meta>
</file>